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ar vscode-repl-font-family" svg:font-family="'var vscode-repl-font-family'"/>
  </office:font-face-decls>
  <office:automatic-styles>
    <style:style style:name="P1" style:family="paragraph" style:parent-style-name="Standard">
      <style:text-properties fo:language="zxx" fo:country="none" officeooo:rsid="00001b7e" officeooo:paragraph-rsid="0006dddc" style:language-asian="zxx" style:country-asian="none" style:language-complex="zxx" style:country-complex="none"/>
    </style:style>
    <style:style style:name="P2" style:family="paragraph" style:parent-style-name="Standard">
      <style:paragraph-properties style:line-height-at-least="0.529cm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025991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style:line-height-at-least="0.503cm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535c5" officeooo:paragraph-rsid="000535c5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6dddc" officeooo:paragraph-rsid="0006ddd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fo:font-weight="normal" officeooo:rsid="00025991" officeooo:paragraph-rsid="00025991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color="#cccccc" loext:opacity="100%" style:font-name="Consolas" fo:font-size="10.5pt" fo:language="zxx" fo:country="none" fo:font-weight="normal" officeooo:rsid="00008042" officeooo:paragraph-rsid="00008042" fo:background-color="#1f1f1f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margin-left="0cm" fo:margin-right="0cm" style:line-height-at-least="0.529cm" fo:text-indent="0cm" style:auto-text-indent="false"/>
      <style:text-properties fo:color="#cccccc" loext:opacity="100%" style:font-name="Consolas" fo:font-size="10.5pt" fo:language="zxx" fo:country="none" fo:font-weight="normal" fo:background-color="#1f1f1f" style:language-asian="zxx" style:country-asian="none" style:language-complex="zxx" style:country-complex="none"/>
    </style:style>
    <style:style style:name="P11" style:family="paragraph" style:parent-style-name="Standard">
      <style:text-properties fo:color="#cccccc" loext:opacity="100%" style:font-name="Consolas" fo:font-size="10.5pt" fo:language="zxx" fo:country="none" fo:font-weight="normal" officeooo:rsid="00008042" officeooo:paragraph-rsid="00008042" fo:background-color="#1f1f1f" style:language-asian="zxx" style:country-asian="none" style:language-complex="zxx" style:country-complex="none"/>
    </style:style>
    <style:style style:name="P12" style:family="paragraph" style:parent-style-name="Standard">
      <style:text-properties fo:color="#cccccc" loext:opacity="100%" style:font-name="Consolas" fo:font-size="10.5pt" fo:language="zxx" fo:country="none" fo:font-weight="normal" officeooo:rsid="000535c5" officeooo:paragraph-rsid="000535c5" fo:background-color="#1f1f1f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language="zxx" fo:country="none" fo:font-weight="normal" fo:background-color="#1f1f1f" style:language-asian="zxx" style:country-asian="none" style:language-complex="zxx" style:country-complex="none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language="zxx" fo:country="none" fo:font-weight="normal" fo:background-color="#1f1f1f" style:language-asian="zxx" style:country-asian="none" style:language-complex="zxx" style:country-complex="none"/>
    </style:style>
    <style:style style:name="P15" style:family="paragraph" style:parent-style-name="Standard">
      <style:text-properties fo:color="#cccccc" loext:opacity="100%" style:font-name="Consolas" fo:font-size="10.5pt" fo:language="zxx" fo:country="none" fo:font-weight="normal" officeooo:rsid="00025991" officeooo:paragraph-rsid="00025991" fo:background-color="#1f1f1f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color="#cccccc" loext:opacity="100%" style:font-name="Consolas" fo:font-size="10.5pt" fo:language="es" fo:country="AR" fo:font-weight="normal" officeooo:rsid="00025991" officeooo:paragraph-rsid="00025991" fo:background-color="#1f1f1f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s" fo:country="AR" fo:font-weight="bold" officeooo:rsid="00001b7e" officeooo:paragraph-rsid="00001b7e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fo:language="es" fo:country="AR" fo:font-weight="bold" officeooo:rsid="00008042" officeooo:paragraph-rsid="00008042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fo:language="es" fo:country="AR" fo:font-weight="bold" officeooo:rsid="000705bd" officeooo:paragraph-rsid="000705bd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fo:language="es" fo:country="AR" fo:font-weight="bold" officeooo:rsid="00008042" officeooo:paragraph-rsid="00008042" style:font-weight-asian="bold" style:font-weight-complex="bold"/>
    </style:style>
    <style:style style:name="P21" style:family="paragraph" style:parent-style-name="Standard">
      <style:text-properties fo:language="es" fo:country="AR" officeooo:rsid="00001b7e" officeooo:paragraph-rsid="00001b7e" style:language-asian="zxx" style:country-asian="none" style:language-complex="zxx" style:country-complex="none"/>
    </style:style>
    <style:style style:name="P22" style:family="paragraph" style:parent-style-name="Standard">
      <style:text-properties fo:language="es" fo:country="AR" officeooo:rsid="00001b7e" officeooo:paragraph-rsid="0006dddc" style:language-asian="zxx" style:country-asian="none" style:language-complex="zxx" style:country-complex="none"/>
    </style:style>
    <style:style style:name="P23" style:family="paragraph" style:parent-style-name="Standard">
      <style:text-properties fo:language="es" fo:country="AR" officeooo:rsid="00008042" officeooo:paragraph-rsid="00008042" style:language-asian="zxx" style:country-asian="none" style:language-complex="zxx" style:country-complex="none"/>
    </style:style>
    <style:style style:name="P24" style:family="paragraph" style:parent-style-name="Standard">
      <style:paragraph-properties style:line-height-at-least="0.529cm"/>
      <style:text-properties fo:language="es" fo:country="AR" style:language-asian="zxx" style:country-asian="none" style:language-complex="zxx" style:country-complex="none"/>
    </style:style>
    <style:style style:name="P25" style:family="paragraph" style:parent-style-name="Standard">
      <style:text-properties fo:language="es" fo:country="AR" officeooo:rsid="00025991" officeooo:paragraph-rsid="00025991" style:language-asian="zxx" style:country-asian="none" style:language-complex="zxx" style:country-complex="none"/>
    </style:style>
    <style:style style:name="P26" style:family="paragraph" style:parent-style-name="Standard">
      <style:text-properties fo:language="es" fo:country="AR" officeooo:paragraph-rsid="00025991" style:language-asian="zxx" style:country-asian="none" style:language-complex="zxx" style:country-complex="none"/>
    </style:style>
    <style:style style:name="P27" style:family="paragraph" style:parent-style-name="Standard">
      <style:text-properties fo:language="es" fo:country="AR" officeooo:rsid="000705bd" officeooo:paragraph-rsid="000705bd" style:language-asian="zxx" style:country-asian="none" style:language-complex="zxx" style:country-complex="none"/>
    </style:style>
    <style:style style:name="P28" style:family="paragraph" style:parent-style-name="Standard">
      <style:text-properties fo:language="es" fo:country="AR" officeooo:rsid="00008042" officeooo:paragraph-rsid="00008042"/>
    </style:style>
    <style:style style:name="P29" style:family="paragraph" style:parent-style-name="Standard">
      <style:text-properties fo:language="es" fo:country="AR" fo:font-weight="normal" officeooo:rsid="0000d5ac" officeooo:paragraph-rsid="0000d5ac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text-properties fo:language="es" fo:country="AR" fo:font-weight="normal" officeooo:rsid="00025991" officeooo:paragraph-rsid="00025991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text-properties fo:language="es" fo:country="AR" officeooo:rsid="00025991" officeooo:paragraph-rsid="00025991"/>
    </style:style>
    <style:style style:name="P32" style:family="paragraph" style:parent-style-name="Standard">
      <style:text-properties fo:language="es" fo:country="AR" officeooo:rsid="000535c5" officeooo:paragraph-rsid="000535c5"/>
    </style:style>
    <style:style style:name="P33" style:family="paragraph" style:parent-style-name="Standard">
      <style:text-properties officeooo:rsid="000535c5" officeooo:paragraph-rsid="000535c5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language="zxx" fo:country="none" fo:font-weight="normal" fo:background-color="#1f1f1f" style:language-asian="zxx" style:country-asian="none" style:language-complex="zxx" style:country-complex="none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3794ff" loext:opacity="100%" style:font-name="var vscode-repl-font-family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3794ff" loext:opacity="100%" style:font-name="var vscode-repl-font-family" loext:padding="0cm" loext:border="none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94ff" loext:opacity="100%" style:font-name="Consolas" fo:font-size="10.5pt" fo:letter-spacing="normal" fo:font-style="normal" fo:font-weight="normal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08042"/>
    </style:style>
    <style:style style:name="T2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Consolas" fo:font-size="10.5pt" fo:font-weight="normal" officeooo:rsid="00025991" fo:background-color="#1f1f1f" loext:char-shading-value="0" style:font-weight-asian="normal" style:font-weight-complex="normal"/>
    </style:style>
    <style:style style:name="T5" style:family="text">
      <style:text-properties fo:color="#9cdcfe" loext:opacity="100%" fo:font-weight="bold" style:font-weight-asian="bold" style:font-weight-complex="bold"/>
    </style:style>
    <style:style style:name="T6" style:family="text">
      <style:text-properties fo:color="#cccccc" loext:opacity="100%" style:font-name="Consolas" fo:font-size="10.5pt" fo:font-weight="normal" officeooo:rsid="00025991" fo:background-color="#1f1f1f" loext:char-shading-value="0" style:font-weight-asian="normal" style:font-weight-complex="normal"/>
    </style:style>
    <style:style style:name="T7" style:family="text">
      <style:text-properties fo:color="#d4d4d4" loext:opacity="100%"/>
    </style:style>
    <style:style style:name="T8" style:family="text">
      <style:text-properties fo:color="#d4d4d4" loext:opacity="100%" style:font-name="Consolas" fo:font-size="10.5pt" fo:font-weight="normal" officeooo:rsid="00025991" fo:background-color="#1f1f1f" loext:char-shading-value="0" style:font-weight-asian="normal" style:font-weight-complex="normal"/>
    </style:style>
    <style:style style:name="T9" style:family="text">
      <style:text-properties fo:color="#d4d4d4" loext:opacity="100%" fo:font-weight="bold" style:font-weight-asian="bold" style:font-weight-complex="bold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officeooo:rsid="00025991"/>
    </style:style>
    <style:style style:name="T15" style:family="text">
      <style:text-properties fo:color="#ce9178" loext:opacity="100%"/>
    </style:style>
    <style:style style:name="T16" style:family="text">
      <style:text-properties fo:color="#b5cea8" loext:opacity="100%"/>
    </style:style>
    <style:style style:name="T17" style:family="text">
      <style:text-properties fo:color="#b5cea8" loext:opacity="100%" style:font-name="Consolas" fo:font-size="10.5pt" fo:font-weight="normal" officeooo:rsid="00025991" fo:background-color="#1f1f1f" loext:char-shading-value="0" style:font-weight-asian="normal" style:font-weight-complex="normal"/>
    </style:style>
    <style:style style:name="T18" style:family="text">
      <style:text-properties fo:language="es" fo:country="AR"/>
    </style:style>
    <style:style style:name="T19" style:family="text">
      <style:text-properties style:language-asian="zxx" style:country-asian="none" style:language-complex="zxx" style:country-complex="none"/>
    </style:style>
    <style:style style:name="T20" style:family="text">
      <style:text-properties officeooo:rsid="00050156"/>
    </style:style>
    <style:style style:name="T21" style:family="text">
      <style:text-properties fo:color="#4ec9b0" loext:opacity="100%"/>
    </style:style>
    <style:style style:name="T22" style:family="text">
      <style:text-properties fo:color="#dcdcaa" loext:opacity="100%"/>
    </style:style>
    <style:style style:name="T23" style:family="text">
      <style:text-properties fo:color="#4fc1ff" loext:opacity="100%"/>
    </style:style>
    <style:style style:name="T24" style:family="text">
      <style:text-properties fo:color="#6a9955" loext:opacity="100%"/>
    </style:style>
    <style:style style:name="T25" style:family="text">
      <style:text-properties officeooo:rsid="00063e8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6" text:anchor-type="page" text:anchor-page-number="1" svg:x="0.423cm" svg:y="0cm" svg:width="0.041cm" draw:z-index="5">
        <draw:text-box fo:min-height="0.529cm">
          <text:p text:style-name="P38"/>
        </draw:text-box>
      </draw:frame>
      <draw:frame draw:style-name="fr1" draw:name="Frame5" text:anchor-type="page" text:anchor-page-number="1" svg:x="0.423cm" svg:y="0cm" svg:width="0.041cm" draw:z-index="4">
        <draw:text-box fo:min-height="0.529cm">
          <text:p text:style-name="P38"/>
        </draw:text-box>
      </draw:frame>
      <draw:frame draw:style-name="fr1" draw:name="Frame4" text:anchor-type="page" text:anchor-page-number="1" svg:x="0.423cm" svg:y="0cm" svg:width="0.041cm" draw:z-index="3">
        <draw:text-box fo:min-height="0.529cm">
          <text:p text:style-name="P38"/>
        </draw:text-box>
      </draw:frame>
      <draw:frame draw:style-name="fr1" draw:name="Frame3" text:anchor-type="page" text:anchor-page-number="1" svg:x="0.423cm" svg:y="0cm" svg:width="0.041cm" draw:z-index="2">
        <draw:text-box fo:min-height="0.529cm">
          <text:p text:style-name="P38"/>
        </draw:text-box>
      </draw:frame>
      <draw:frame draw:style-name="fr1" draw:name="Frame2" text:anchor-type="page" text:anchor-page-number="1" svg:x="0.423cm" svg:y="0cm" svg:width="0.041cm" draw:z-index="1">
        <draw:text-box fo:min-height="0.529cm">
          <text:p text:style-name="P38"/>
        </draw:text-box>
      </draw:frame>
      <draw:frame draw:style-name="fr1" draw:name="Frame1" text:anchor-type="page" text:anchor-page-number="1" svg:x="0.423cm" svg:y="0cm" svg:width="0.041cm" draw:z-index="0">
        <draw:text-box fo:min-height="0.529cm">
          <text:p text:style-name="P38"/>
        </draw:text-box>
      </draw:frame>
      <text:p text:style-name="P17">Trabajo Para Entregar 1: Sistema de Gesti<text:span text:style-name="T1">ó</text:span>n de Inventario (SIG)</text:p>
      <text:p text:style-name="P27"/>
      <text:p text:style-name="P19">Integrantes: Saettone, Facundo</text:p>
      <text:p text:style-name="P21"/>
      <text:p text:style-name="P28"><text:span text:style-name="T19">Para probar las funcionalidades del sistema necesito seguir los siguientes pasos:</text:span></text:p>
      <text:p text:style-name="P28"><text:span text:style-name="T13"/></text:p>
      <text:p text:style-name="P28"><text:span text:style-name="T13">1. Crear instancias locales de los repositorios</text:span><text:span text:style-name="T2">: </text:span></text:p>
      <text:p text:style-name="P18"><text:tab/></text:p>
      <text:p text:style-name="P9"><text:span text:style-name="T3">IRepositorio</text:span>&lt;<text:span text:style-name="T3">Categoria</text:span>&gt; <text:span text:style-name="T3">repoCategoria</text:span> <text:span text:style-name="T7">=</text:span> <text:span text:style-name="T10">new</text:span> <text:span text:style-name="T3">RepositorioCategoriaTXT</text:span>();</text:p>
      <text:p text:style-name="P10"><text:span text:style-name="T3">IRepositorio</text:span>&lt;<text:span text:style-name="T3">Producto</text:span>&gt; <text:span text:style-name="T3">repoProducto</text:span> <text:span text:style-name="T7">=</text:span> <text:span text:style-name="T10">new</text:span> <text:span text:style-name="T3">RepositorioProductoTXT</text:span>();</text:p>
      <text:p text:style-name="P10"><text:span text:style-name="T3">IRepositorio</text:span>&lt;<text:span text:style-name="T3">Transaccion</text:span>&gt; <text:span text:style-name="T3">repoTransaccion</text:span> <text:span text:style-name="T7">=</text:span> <text:span text:style-name="T10">new</text:span> <text:span text:style-name="T3">RepositorioTransaccionTXT</text:span>();</text:p>
      <text:p text:style-name="P10"><text:span text:style-name="T3">IServicioAutorizacion</text:span> <text:span text:style-name="T3">servicioAutorizacion</text:span> <text:span text:style-name="T7">=</text:span> <text:span text:style-name="T10">new</text:span> <text:span text:style-name="T3">ServicioAutorizacion</text:span>();</text:p>
      <text:p text:style-name="P20"/>
      <text:p text:style-name="P23">Se crean las instancias de las interfaces de cada Repositorio y una de el servicio de autorización que nos permitirá utilizar diversas funciones.</text:p>
      <text:p text:style-name="P23"/>
      <text:p text:style-name="P23"><text:span text:style-name="T12">2. Crear instancias locales de cada Caso de Uso:</text:span></text:p>
      <text:p text:style-name="P23"><text:span text:style-name="T12"/></text:p>
      <text:p text:style-name="P11"><text:span text:style-name="T11">var</text:span><text:span text:style-name="T12"> </text:span><text:span text:style-name="T5">agregarProducto</text:span><text:span text:style-name="T12"> </text:span><text:span text:style-name="T9">=</text:span><text:span text:style-name="T12"> </text:span><text:span text:style-name="T11">new</text:span><text:span text:style-name="T12"> </text:span><text:span text:style-name="T5">UseCase_AltaProducto</text:span><text:span text:style-name="T12">(</text:span><text:span text:style-name="T5">repoProducto</text:span><text:span text:style-name="T12">, </text:span><text:span text:style-name="T5">servicioAutorizacion</text:span><text:span text:style-name="T12">);</text:span></text:p>
      <text:p text:style-name="P10"><text:span text:style-name="T10">var</text:span> <text:span text:style-name="T3">agregarCategoria</text:span> <text:span text:style-name="T7">=</text:span> <text:span text:style-name="T10">new</text:span> <text:span text:style-name="T3">UseCase_AltaCategoria</text:span>(<text:span text:style-name="T3">repoCategoria</text:span>, <text:span text:style-name="T3">servicioAutorizacion</text:span>);</text:p>
      <text:p text:style-name="P10"><text:span text:style-name="T10">var</text:span> <text:span text:style-name="T3">agregarTransaccion</text:span> <text:span text:style-name="T7">=</text:span> <text:span text:style-name="T10">new</text:span> <text:span text:style-name="T3">UseCase_AltaTransaccion</text:span>(<text:span text:style-name="T3">repoTransaccion</text:span>, <text:span text:style-name="T3">servicioAutorizacion</text:span>, <text:span text:style-name="T3">repoProducto</text:span>);</text:p>
      <text:p text:style-name="P24"/>
      <text:p text:style-name="P10"><text:span text:style-name="T10">var</text:span> <text:span text:style-name="T3">eliminarProducto</text:span> <text:span text:style-name="T7">=</text:span> <text:span text:style-name="T10">new</text:span> <text:span text:style-name="T3">UseCase_BajaProducto</text:span>(<text:span text:style-name="T3">repoProducto</text:span>, <text:span text:style-name="T3">repoTransaccion</text:span>, <text:span text:style-name="T3">servicioAutorizacion</text:span>);</text:p>
      <text:p text:style-name="P10"><text:span text:style-name="T10">var</text:span> <text:span text:style-name="T3">eliminarCategoria</text:span> <text:span text:style-name="T7">=</text:span> <text:span text:style-name="T10">new</text:span> <text:span text:style-name="T3">UseCase_BajaCategoria</text:span>(<text:span text:style-name="T3">repoProducto</text:span>, <text:span text:style-name="T3">repoCategoria</text:span>, <text:span text:style-name="T3">servicioAutorizacion</text:span>);</text:p>
      <text:p text:style-name="P10"><text:span text:style-name="T10">var</text:span> <text:span text:style-name="T3">eliminarTransaccion</text:span> <text:span text:style-name="T7">=</text:span> <text:span text:style-name="T10">new</text:span> <text:span text:style-name="T3">UseCase_BajaTransaccion</text:span>(<text:span text:style-name="T3">repoTransaccion</text:span>, <text:span text:style-name="T3">servicioAutorizacion</text:span>, <text:span text:style-name="T3">repoProducto</text:span>);</text:p>
      <text:p text:style-name="P2"/>
      <text:p text:style-name="P10"><text:span text:style-name="T10">var</text:span> <text:span text:style-name="T3">modificarProducto</text:span> <text:span text:style-name="T7">=</text:span> <text:span text:style-name="T10">new</text:span> <text:span text:style-name="T3">UseCase_ModificarProducto</text:span>(<text:span text:style-name="T3">repoProducto</text:span>, <text:span text:style-name="T3">servicioAutorizacion</text:span>);</text:p>
      <text:p text:style-name="P10"><text:span text:style-name="T10">var</text:span> <text:span text:style-name="T3">modificarCategoria</text:span> <text:span text:style-name="T7">=</text:span> <text:span text:style-name="T10">new</text:span> <text:span text:style-name="T3">UseCase_ModificarCategoria</text:span>(<text:span text:style-name="T3">repoCategoria</text:span>, <text:span text:style-name="T3">servicioAutorizacion</text:span>);</text:p>
      <text:p text:style-name="P2"/>
      <text:p text:style-name="P10"><text:span text:style-name="T10">var</text:span> <text:span text:style-name="T3">listarTransacciones</text:span> <text:span text:style-name="T7">=</text:span> <text:span text:style-name="T10">new</text:span> <text:span text:style-name="T3">UseCase_ListarTransacciones</text:span>(<text:span text:style-name="T3">repoTransaccion</text:span>);</text:p>
      <text:p text:style-name="P10"><text:span text:style-name="T10">var</text:span> <text:span text:style-name="T3">consultarTransaccion</text:span> <text:span text:style-name="T7">=</text:span> <text:span text:style-name="T10">new</text:span> <text:span text:style-name="T3">UseCase_ConsultaTransaccion</text:span>(<text:span text:style-name="T3">repoTransaccion</text:span>, <text:span text:style-name="T3">repoProducto</text:span>);</text:p>
      <text:p text:style-name="P29"><text:s/></text:p>
      <text:p text:style-name="P30">3. <text:span text:style-name="T12">Probar cada funcionalidad: </text:span>A partir de este punto ya podemos utilizar cada función de la siguiente manera:</text:p>
      <text:p text:style-name="P15"><text:span text:style-name="T3">agregarCategoria</text:span><text:span text:style-name="T7">.</text:span><text:span text:style-name="T3">Ejecutar</text:span>(<text:span text:style-name="T10">new</text:span> <text:span text:style-name="T3">Categoria</text:span>(){<text:span text:style-name="T3">Nombre</text:span><text:span text:style-name="T7">=</text:span><text:span text:style-name="T15">"Perfumeria"</text:span>, <text:span text:style-name="T3">Descripcion</text:span><text:span text:style-name="T7">=</text:span><text:span text:style-name="T15">"Productos de Perfumeria"</text:span>},<text:span text:style-name="T16">1</text:span>);</text:p>
      <text:p text:style-name="P8"/>
      <text:p text:style-name="P15"><text:span text:style-name="T3">agregarProducto</text:span><text:span text:style-name="T7">.</text:span><text:span text:style-name="T3">Ejecutar</text:span>(<text:span text:style-name="T10">new</text:span> <text:span text:style-name="T3">Producto</text:span>(){<text:span text:style-name="T3">Nombre</text:span><text:span text:style-name="T7">=</text:span><text:span text:style-name="T15">"Shampoo"</text:span>, <text:span text:style-name="T3">Descripcion</text:span><text:span text:style-name="T7">=</text:span><text:span text:style-name="T15">"Shampoo para cabello"</text:span>, <text:span text:style-name="T3">PrecioUnitario</text:span><text:span text:style-name="T7">=</text:span><text:span text:style-name="T16">100</text:span>, <text:span text:style-name="T3">CategoriaID</text:span><text:span text:style-name="T7">=</text:span><text:span text:style-name="T16">1</text:span>},<text:span text:style-name="T16">1</text:span>);</text:p>
      <text:p text:style-name="P15"/>
      <text:p text:style-name="P15"><text:span text:style-name="T3">agregarTransaccion</text:span><text:span text:style-name="T7">.</text:span><text:span text:style-name="T3">Ejecutar</text:span>(<text:span text:style-name="T10">new</text:span> <text:span text:style-name="T3">Transaccion</text:span>(){<text:span text:style-name="T3">ProductoID</text:span><text:span text:style-name="T7">=</text:span><text:span text:style-name="T16">1</text:span>, <text:span text:style-name="T3">Cantidad</text:span><text:span text:style-name="T7">=</text:span><text:span text:style-name="T16">20</text:span>, <text:span text:style-name="T3">Tipo</text:span><text:span text:style-name="T7">=</text:span><text:span text:style-name="T3">Tipo</text:span><text:span text:style-name="T7">.</text:span><text:span text:style-name="T3">Entrada</text:span>},<text:span text:style-name="T16">1</text:span>); </text:p>
      <text:p text:style-name="P25">(Cada método “Agregar” recibe una Entidad y el Id de un usuario con Permisos habilitados</text:p>
      <text:p text:style-name="P31"><text:soft-page-break/></text:p>
      <text:p text:style-name="P31"/>
      <text:p text:style-name="P3"><text:span text:style-name="T4">eliminarTransaccion</text:span><text:span text:style-name="T8">.</text:span><text:span text:style-name="T4">Ejecutar</text:span><text:span text:style-name="T6">(</text:span><text:span text:style-name="T17">1</text:span><text:span text:style-name="T6">,</text:span><text:span text:style-name="T17">1</text:span><text:span text:style-name="T6">); </text:span></text:p>
      <text:p text:style-name="P15"/>
      <text:p text:style-name="P15"><text:span text:style-name="T3">eliminarProducto</text:span><text:span text:style-name="T7">.</text:span><text:span text:style-name="T3">Ejecutar</text:span>(<text:span text:style-name="T16">1</text:span>,<text:span text:style-name="T16">1</text:span>); </text:p>
      <text:p text:style-name="P15"/>
      <text:p text:style-name="P15"><text:span text:style-name="T3">eliminarCategoria</text:span><text:span text:style-name="T7">.</text:span><text:span text:style-name="T3">Ejecutar</text:span>(<text:span text:style-name="T16">1</text:span>,<text:span text:style-name="T16">1</text:span>);</text:p>
      <text:p text:style-name="P26">(<text:span text:style-name="T14">cada método “eliminar” </text:span>recibe el id de la <text:span text:style-name="T14">Entidad</text:span> a eliminar y el id del usuario (en este caso siempre es 1 para tener los permisos habilitados) </text:p>
      <text:p text:style-name="P16"><text:span text:style-name="T3"/></text:p>
      <text:p text:style-name="P16"><text:span text:style-name="T3"/></text:p>
      <text:p text:style-name="P15"><text:span text:style-name="T3">listarTransacciones</text:span><text:span text:style-name="T7">.</text:span><text:span text:style-name="T3">ListarTransacciones</text:span>();</text:p>
      <text:p text:style-name="P15"/>
      <text:p text:style-name="P15"><text:span text:style-name="T3">listarTransacciones</text:span><text:span text:style-name="T7">.</text:span><text:span text:style-name="T3">ListarTransacciones</text:span>(<text:span text:style-name="T3">DateTime</text:span><text:span text:style-name="T7">.</text:span><text:span text:style-name="T3">Now</text:span><text:span text:style-name="T7">.</text:span><text:span text:style-name="T3">AddDays</text:span>(<text:span text:style-name="T7">-</text:span><text:span text:style-name="T16">1</text:span>), <text:span text:style-name="T3">DateTime</text:span><text:span text:style-name="T7">.</text:span><text:span text:style-name="T3">Now</text:span>);</text:p>
      <text:p text:style-name="P25">(Los métodos “Listar” pueden no recibir parámetros para listar todas las transacciones guardadas o pueden recibir dos parámetros “Inicio”, “Fin” que cumplirán la función de poner fechas limites para mostrar solo las transacciones que se encuentren dentro del periodo entre ambas).</text:p>
      <text:p text:style-name="P16"/>
      <text:p text:style-name="P15"><text:span text:style-name="T3">consultarTransaccion</text:span><text:span text:style-name="T7">.</text:span><text:span text:style-name="T3">ConsultarTransaccion</text:span>(<text:span text:style-name="T16">1</text:span>);</text:p>
      <text:p text:style-name="P31">(El método “<text:span text:style-name="T20">Consultar” recibe el id de la transacción que se quiere imprimir)</text:span></text:p>
      <text:p text:style-name="P1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2">La clase “Program.cs” debería quedar así:</text:p>
      <text:p text:style-name="P32"/>
      <text:p text:style-name="P12"><text:span text:style-name="T10">using</text:span> <text:span text:style-name="T21">SGI</text:span><text:span text:style-name="T7">.</text:span><text:span text:style-name="T21">Aplicacion</text:span>;</text:p>
      <text:p text:style-name="P13"><text:span text:style-name="T10">using</text:span> <text:span text:style-name="T21">SGI</text:span><text:span text:style-name="T7">.</text:span><text:span text:style-name="T21">Repositorios</text:span>;</text:p>
      <text:p text:style-name="P4"/>
      <text:p text:style-name="P13"><text:span text:style-name="T21">IRepositorio</text:span>&lt;<text:span text:style-name="T21">Categoria</text:span>&gt; <text:span text:style-name="T3">repoCategoria</text:span> <text:span text:style-name="T7">=</text:span> <text:span text:style-name="T10">new</text:span> <text:span text:style-name="T21">RepositorioCategoriaTXT</text:span>();</text:p>
      <text:p text:style-name="P13"><text:span text:style-name="T21">IRepositorio</text:span>&lt;<text:span text:style-name="T21">Producto</text:span>&gt; <text:span text:style-name="T3">repoProducto</text:span> <text:span text:style-name="T7">=</text:span> <text:span text:style-name="T10">new</text:span> <text:span text:style-name="T21">RepositorioProductoTXT</text:span>();</text:p>
      <text:p text:style-name="P13"><text:span text:style-name="T21">IRepositorio</text:span>&lt;<text:span text:style-name="T21">Transaccion</text:span>&gt; <text:span text:style-name="T3">repoTransaccion</text:span> <text:span text:style-name="T7">=</text:span> <text:span text:style-name="T10">new</text:span> <text:span text:style-name="T21">RepositorioTransaccionTXT</text:span>();</text:p>
      <text:p text:style-name="P13"><text:span text:style-name="T21">IServicioAutorizacion</text:span> <text:span text:style-name="T3">servicioAutorizacion</text:span> <text:span text:style-name="T7">=</text:span> <text:span text:style-name="T10">new</text:span> <text:span text:style-name="T21">ServicioAutorizacion</text:span>();</text:p>
      <text:p text:style-name="P5"/>
      <text:p text:style-name="P13"><text:span text:style-name="T10">var</text:span> <text:span text:style-name="T3">agregarProducto</text:span> <text:span text:style-name="T7">=</text:span> <text:span text:style-name="T10">new</text:span> <text:span text:style-name="T21">UseCase_AltaProducto</text:span>(<text:span text:style-name="T3">repoProducto</text:span>, <text:span text:style-name="T3">servicioAutorizacion</text:span>);</text:p>
      <text:p text:style-name="P13"><text:span text:style-name="T10">var</text:span> <text:span text:style-name="T3">agregarCategoria</text:span> <text:span text:style-name="T7">=</text:span> <text:span text:style-name="T10">new</text:span> <text:span text:style-name="T21">UseCase_AltaCategoria</text:span>(<text:span text:style-name="T3">repoCategoria</text:span>, <text:span text:style-name="T3">servicioAutorizacion</text:span>);</text:p>
      <text:p text:style-name="P13"><text:span text:style-name="T10">var</text:span> <text:span text:style-name="T3">agregarTransaccion</text:span> <text:span text:style-name="T7">=</text:span> <text:span text:style-name="T10">new</text:span> <text:span text:style-name="T21">UseCase_AltaTransaccion</text:span>(<text:span text:style-name="T3">repoTransaccion</text:span>, <text:span text:style-name="T3">servicioAutorizacion</text:span>, <text:span text:style-name="T3">repoProducto</text:span>);</text:p>
      <text:p text:style-name="P5"/>
      <text:p text:style-name="P13"><text:span text:style-name="T10">var</text:span> <text:span text:style-name="T3">eliminarProducto</text:span> <text:span text:style-name="T7">=</text:span> <text:span text:style-name="T10">new</text:span> <text:span text:style-name="T21">UseCase_BajaProducto</text:span>(<text:span text:style-name="T3">repoProducto</text:span>, <text:span text:style-name="T3">repoTransaccion</text:span>,<text:span text:style-name="T3">servicioAutorizacion</text:span>);</text:p>
      <text:p text:style-name="P13"><text:span text:style-name="T10">var</text:span> <text:span text:style-name="T3">eliminarCategoria</text:span> <text:span text:style-name="T7">=</text:span> <text:span text:style-name="T10">new</text:span> <text:span text:style-name="T21">UseCase_BajaCategoria</text:span>(<text:span text:style-name="T3">repoProducto</text:span>, <text:span text:style-name="T3">repoCategoria</text:span>, <text:span text:style-name="T3">servicioAutorizacion</text:span>);</text:p>
      <text:p text:style-name="P13"><text:span text:style-name="T10">var</text:span> <text:span text:style-name="T3">eliminarTransaccion</text:span> <text:span text:style-name="T7">=</text:span> <text:span text:style-name="T10">new</text:span> <text:span text:style-name="T21">UseCase_BajaTransaccion</text:span>(<text:span text:style-name="T3">repoTransaccion</text:span>, <text:span text:style-name="T3">servicioAutorizacion</text:span>, <text:span text:style-name="T3">repoProducto</text:span>);</text:p>
      <text:p text:style-name="P4"/>
      <text:p text:style-name="P13"><text:span text:style-name="T10">var</text:span> <text:span text:style-name="T3">modificarProducto</text:span> <text:span text:style-name="T7">=</text:span> <text:span text:style-name="T10">new</text:span> <text:span text:style-name="T21">UseCase_ModificarProducto</text:span>(<text:span text:style-name="T3">repoProducto</text:span>, <text:span text:style-name="T3">servicioAutorizacion</text:span>);</text:p>
      <text:p text:style-name="P13"><text:span text:style-name="T10">var</text:span> <text:span text:style-name="T3">modificarCategoria</text:span> <text:span text:style-name="T7">=</text:span> <text:span text:style-name="T10">new</text:span> <text:span text:style-name="T21">UseCase_ModificarCategoria</text:span>(<text:span text:style-name="T3">repoCategoria</text:span>, <text:span text:style-name="T3">servicioAutorizacion</text:span>);</text:p>
      <text:p text:style-name="P4"/>
      <text:p text:style-name="P13"><text:span text:style-name="T10">var</text:span> <text:span text:style-name="T3">listarTransacciones</text:span> <text:span text:style-name="T7">=</text:span> <text:span text:style-name="T10">new</text:span> <text:span text:style-name="T21">UseCase_ListarTransacciones</text:span>(<text:span text:style-name="T3">repoTransaccion</text:span>);</text:p>
      <text:p text:style-name="P13"><text:span text:style-name="T10">var</text:span> <text:span text:style-name="T3">consultarTransaccion</text:span> <text:span text:style-name="T7">=</text:span> <text:span text:style-name="T10">new</text:span> <text:span text:style-name="T21">UseCase_ConsultaTransaccion</text:span>(<text:span text:style-name="T3">repoTransaccion</text:span>, <text:span text:style-name="T3">repoProducto</text:span>);</text:p>
      <text:p text:style-name="P5"/>
      <text:p text:style-name="P13"><text:span text:style-name="T3">agregarCategoria</text:span><text:span text:style-name="T7">.</text:span><text:span text:style-name="T22">Ejecutar</text:span>(<text:span text:style-name="T10">new</text:span> <text:span text:style-name="T21">Categoria</text:span>(){<text:span text:style-name="T3">Nombre</text:span><text:span text:style-name="T7">=</text:span><text:span text:style-name="T15">"Perfumeria"</text:span>, <text:span text:style-name="T3">Descripcion</text:span><text:span text:style-name="T7">=</text:span><text:span text:style-name="T15">"Productos de Perfumeria"</text:span>},<text:span text:style-name="T16">1</text:span>);</text:p>
      <text:p text:style-name="P13"><text:span text:style-name="T3">agregarCategoria</text:span><text:span text:style-name="T7">.</text:span><text:span text:style-name="T22">Ejecutar</text:span>(<text:span text:style-name="T10">new</text:span> <text:span text:style-name="T21">Categoria</text:span>(){<text:span text:style-name="T3">Nombre</text:span><text:span text:style-name="T7">=</text:span><text:span text:style-name="T15">"Limpieza"</text:span>, <text:span text:style-name="T3">Descripcion</text:span><text:span text:style-name="T7">=</text:span><text:span text:style-name="T15">"Productos de limpieza"</text:span>},<text:span text:style-name="T16">1</text:span>);</text:p>
      <text:p text:style-name="P5"/>
      <text:p text:style-name="P13"><text:span text:style-name="T3">agregarProducto</text:span><text:span text:style-name="T7">.</text:span><text:span text:style-name="T22">Ejecutar</text:span>(<text:span text:style-name="T10">new</text:span> <text:span text:style-name="T21">Producto</text:span>(){<text:span text:style-name="T3">Nombre</text:span><text:span text:style-name="T7">=</text:span><text:span text:style-name="T15">"Shampoo"</text:span>, <text:span text:style-name="T3">Descripcion</text:span><text:span text:style-name="T7">=</text:span><text:span text:style-name="T15">"Shampoo para cabello"</text:span>, <text:span text:style-name="T3">PrecioUnitario</text:span><text:span text:style-name="T7">=</text:span><text:span text:style-name="T16">100</text:span>, <text:span text:style-name="T3">CategoriaID</text:span><text:span text:style-name="T7">=</text:span><text:span text:style-name="T16">1</text:span>},<text:span text:style-name="T16">1</text:span>);</text:p>
      <text:p text:style-name="P13"><text:span text:style-name="T3">agregarProducto</text:span><text:span text:style-name="T7">.</text:span><text:span text:style-name="T22">Ejecutar</text:span>(<text:span text:style-name="T10">new</text:span> <text:span text:style-name="T21">Producto</text:span>(){<text:span text:style-name="T3">Nombre</text:span><text:span text:style-name="T7">=</text:span><text:span text:style-name="T15">"Detergente"</text:span>, <text:span text:style-name="T3">Descripcion</text:span><text:span text:style-name="T7">=</text:span><text:span text:style-name="T15">"Detergente para ropa"</text:span>, <text:span text:style-name="T3">PrecioUnitario</text:span><text:span text:style-name="T7">=</text:span><text:span text:style-name="T16">50</text:span>, <text:span text:style-name="T3">CategoriaID</text:span><text:span text:style-name="T7">=</text:span><text:span text:style-name="T16">2</text:span>},<text:span text:style-name="T16">1</text:span>);</text:p>
      <text:p text:style-name="P13"><text:span text:style-name="T3">agregarProducto</text:span><text:span text:style-name="T7">.</text:span><text:span text:style-name="T22">Ejecutar</text:span>(<text:span text:style-name="T10">new</text:span> <text:span text:style-name="T21">Producto</text:span>(){<text:span text:style-name="T3">Nombre</text:span><text:span text:style-name="T7">=</text:span><text:span text:style-name="T15">"Jabon"</text:span>, <text:span text:style-name="T3">Descripcion</text:span><text:span text:style-name="T7">=</text:span><text:span text:style-name="T15">"Jabon para manos"</text:span>, <text:span text:style-name="T3">PrecioUnitario</text:span><text:span text:style-name="T7">=</text:span><text:span text:style-name="T16">30</text:span>, <text:span text:style-name="T3">CategoriaID</text:span><text:span text:style-name="T7">=</text:span><text:span text:style-name="T16">2</text:span>},<text:span text:style-name="T16">1</text:span>);</text:p>
      <text:p text:style-name="P5"/>
      <text:p text:style-name="P13"><text:span text:style-name="T3">agregarTransaccion</text:span><text:span text:style-name="T7">.</text:span><text:span text:style-name="T22">Ejecutar</text:span>(<text:span text:style-name="T10">new</text:span> <text:span text:style-name="T21">Transaccion</text:span>(){<text:span text:style-name="T3">ProductoID</text:span><text:span text:style-name="T7">=</text:span><text:span text:style-name="T16">1</text:span>, <text:span text:style-name="T3">Cantidad</text:span><text:span text:style-name="T7">=</text:span><text:span text:style-name="T16">20</text:span>, <text:span text:style-name="T3">Tipo</text:span><text:span text:style-name="T7">=</text:span><text:span text:style-name="T21">Tipo</text:span><text:span text:style-name="T7">.</text:span><text:span text:style-name="T23">Entrada</text:span>},<text:span text:style-name="T16">1</text:span>);</text:p>
      <text:p text:style-name="P13"><text:soft-page-break/><text:span text:style-name="T3">agregarTransaccion</text:span><text:span text:style-name="T7">.</text:span><text:span text:style-name="T22">Ejecutar</text:span>(<text:span text:style-name="T10">new</text:span> <text:span text:style-name="T21">Transaccion</text:span>(){<text:span text:style-name="T3">ProductoID</text:span><text:span text:style-name="T7">=</text:span><text:span text:style-name="T16">2</text:span>, <text:span text:style-name="T3">Cantidad</text:span><text:span text:style-name="T7">=</text:span><text:span text:style-name="T16">1</text:span>, <text:span text:style-name="T3">Tipo</text:span><text:span text:style-name="T7">=</text:span><text:span text:style-name="T21">Tipo</text:span><text:span text:style-name="T7">.</text:span><text:span text:style-name="T23">Entrada</text:span>},<text:span text:style-name="T16">1</text:span>);</text:p>
      <text:p text:style-name="P13"><text:span text:style-name="T3">agregarTransaccion</text:span><text:span text:style-name="T7">.</text:span><text:span text:style-name="T22">Ejecutar</text:span>(<text:span text:style-name="T10">new</text:span> <text:span text:style-name="T21">Transaccion</text:span>(){<text:span text:style-name="T3">ProductoID</text:span><text:span text:style-name="T7">=</text:span><text:span text:style-name="T16">3</text:span>, <text:span text:style-name="T3">Cantidad</text:span><text:span text:style-name="T7">=</text:span><text:span text:style-name="T16">3</text:span>, <text:span text:style-name="T3">Tipo</text:span><text:span text:style-name="T7">=</text:span><text:span text:style-name="T21">Tipo</text:span><text:span text:style-name="T7">.</text:span><text:span text:style-name="T23">Entrada</text:span>},<text:span text:style-name="T16">1</text:span>);</text:p>
      <text:p text:style-name="P4"/>
      <text:p text:style-name="P13"><text:span text:style-name="T3">listarTransacciones</text:span><text:span text:style-name="T7">.</text:span><text:span text:style-name="T22">ListarTransacciones</text:span>();</text:p>
      <text:p text:style-name="P5"/>
      <text:p text:style-name="P13"><text:span text:style-name="T3">consultarTransaccion</text:span><text:span text:style-name="T7">.</text:span><text:span text:style-name="T22">ConsultarTransaccion</text:span>(<text:span text:style-name="T16">1</text:span>);</text:p>
      <text:p text:style-name="P13"><text:span text:style-name="T3">agregarTransaccion</text:span><text:span text:style-name="T7">.</text:span><text:span text:style-name="T22">Ejecutar</text:span>(<text:span text:style-name="T10">new</text:span> <text:span text:style-name="T21">Transaccion</text:span>(){<text:span text:style-name="T3">ProductoID</text:span><text:span text:style-name="T7">=</text:span><text:span text:style-name="T16">1</text:span>, <text:span text:style-name="T3">Cantidad</text:span><text:span text:style-name="T7">=</text:span><text:span text:style-name="T16">10</text:span>, <text:span text:style-name="T3">Tipo</text:span><text:span text:style-name="T7">=</text:span><text:span text:style-name="T21">Tipo</text:span><text:span text:style-name="T7">.</text:span><text:span text:style-name="T23">Salida</text:span>},<text:span text:style-name="T16">1</text:span>);</text:p>
      <text:p text:style-name="P13"><text:span text:style-name="T3">consultarTransaccion</text:span><text:span text:style-name="T7">.</text:span><text:span text:style-name="T22">ConsultarTransaccion</text:span>(<text:span text:style-name="T16">1</text:span>);</text:p>
      <text:p text:style-name="P5"/>
      <text:p text:style-name="P13"><text:span text:style-name="T3">listarTransacciones</text:span><text:span text:style-name="T7">.</text:span><text:span text:style-name="T22">ListarTransacciones</text:span>();</text:p>
      <text:p text:style-name="P5"/>
      <text:p text:style-name="P13"><text:span text:style-name="T3">listarTransacciones</text:span><text:span text:style-name="T7">.</text:span><text:span text:style-name="T22">ListarTransacciones</text:span>(<text:span text:style-name="T21">DateTime</text:span><text:span text:style-name="T7">.</text:span><text:span text:style-name="T3">Now</text:span><text:span text:style-name="T7">.</text:span><text:span text:style-name="T22">AddDays</text:span>(<text:span text:style-name="T7">-</text:span><text:span text:style-name="T16">1</text:span>), <text:span text:style-name="T21">DateTime</text:span><text:span text:style-name="T7">.</text:span><text:span text:style-name="T3">Now</text:span>);</text:p>
      <text:p text:style-name="P4"/>
      <text:p text:style-name="P13"><text:span text:style-name="T3">eliminarTransaccion</text:span><text:span text:style-name="T7">.</text:span><text:span text:style-name="T22">Ejecutar</text:span>(<text:span text:style-name="T16">1</text:span>,<text:span text:style-name="T16">1</text:span>);</text:p>
      <text:p text:style-name="P13"><text:span text:style-name="T3">eliminarTransaccion</text:span><text:span text:style-name="T7">.</text:span><text:span text:style-name="T22">Ejecutar</text:span>(<text:span text:style-name="T16">2</text:span>,<text:span text:style-name="T16">2</text:span>); <text:span text:style-name="T24">//aqui lanzara una excepcion de permisos, ya que el usuario 2 no tiene permisos para eliminar transacciones</text:span></text:p>
      <text:p text:style-name="P4"/>
      <text:p text:style-name="P13"><text:span text:style-name="T3">eliminarProducto</text:span><text:span text:style-name="T7">.</text:span><text:span text:style-name="T22">Ejecutar</text:span>(<text:span text:style-name="T16">1</text:span>,<text:span text:style-name="T16">1</text:span>);</text:p>
      <text:p text:style-name="P13"><text:span text:style-name="T3">eliminarProducto</text:span><text:span text:style-name="T7">.</text:span><text:span text:style-name="T22">Ejecutar</text:span>(<text:span text:style-name="T16">2</text:span>,<text:span text:style-name="T16">1</text:span>); <text:span text:style-name="T24">//aqui se eliminaran las transacciones asociadas al producto 2, y luego se eliminara el producto 2</text:span></text:p>
      <text:p text:style-name="P4"/>
      <text:p text:style-name="P13"><text:span text:style-name="T3">modificarProducto</text:span><text:span text:style-name="T7">.</text:span><text:span text:style-name="T22">Ejecutar</text:span>(<text:span text:style-name="T10">new</text:span> <text:span text:style-name="T21">Producto</text:span>(){<text:span text:style-name="T3">ID</text:span><text:span text:style-name="T7">=</text:span><text:span text:style-name="T16">2</text:span>, <text:span text:style-name="T3">Nombre</text:span><text:span text:style-name="T7">=</text:span><text:span text:style-name="T15">"Detergente en polvo"</text:span>, <text:span text:style-name="T3">Descripcion</text:span><text:span text:style-name="T7">=</text:span><text:span text:style-name="T15">"Detergente en polvo para ropa"</text:span>, <text:span text:style-name="T3">PrecioUnitario</text:span><text:span text:style-name="T7">=</text:span><text:span text:style-name="T16">60</text:span>, <text:span text:style-name="T3">CategoriaID</text:span><text:span text:style-name="T7">=</text:span><text:span text:style-name="T16">2</text:span>},<text:span text:style-name="T16">1</text:span>);</text:p>
      <text:p text:style-name="P13"><text:span text:style-name="T3">modificarCategoria</text:span><text:span text:style-name="T7">.</text:span><text:span text:style-name="T22">Ejecutar</text:span>(<text:span text:style-name="T10">new</text:span> <text:span text:style-name="T21">Categoria</text:span>(){<text:span text:style-name="T3">ID</text:span><text:span text:style-name="T7">=</text:span><text:span text:style-name="T16">2</text:span>, <text:span text:style-name="T3">Nombre</text:span><text:span text:style-name="T7">=</text:span><text:span text:style-name="T15">"Limpieza"</text:span>, <text:span text:style-name="T3">Descripcion</text:span><text:span text:style-name="T7">=</text:span><text:span text:style-name="T15">"Productos de limpieza y aseo"</text:span>},<text:span text:style-name="T16">1</text:span>);</text:p>
      <text:p text:style-name="P4"/>
      <text:p text:style-name="P13"><text:span text:style-name="T3">eliminarCategoria</text:span><text:span text:style-name="T7">.</text:span><text:span text:style-name="T22">Ejecutar</text:span>(<text:span text:style-name="T16">1</text:span>,<text:span text:style-name="T16">1</text:span>);</text:p>
      <text:p text:style-name="P4"/>
      <text:p text:style-name="P13"><text:span text:style-name="T3">listarTransacciones</text:span><text:span text:style-name="T7">.</text:span><text:span text:style-name="T22">ListarTransacciones</text:span>(); <text:span text:style-name="T24">// se listaran las transacciones restantes, solo la de ID 3</text:span></text:p>
      <text:p text:style-name="P5"/>
      <text:p text:style-name="P13"><text:span text:style-name="T21">Console</text:span><text:span text:style-name="T7">.</text:span><text:span text:style-name="T22">WriteLine</text:span>(<text:span text:style-name="T15">"----------------------------------------Fin----------------------------------------"</text:span>);</text:p>
      <text:p text:style-name="P34">//poner breakpoint aca para ver los archivos generados, ya que seran eliminados al finalizar el programa <text:span text:style-name="T25">para evitar confusiones con la repeticion de entidades.</text:span></text:p>
      <text:p text:style-name="P13"><text:span text:style-name="T21">File</text:span><text:span text:style-name="T7">.</text:span><text:span text:style-name="T22">Delete</text:span>(<text:span text:style-name="T15">"Categorias.txt"</text:span>);</text:p>
      <text:p text:style-name="P13"><text:span text:style-name="T21">File</text:span><text:span text:style-name="T7">.</text:span><text:span text:style-name="T22">Delete</text:span>(<text:span text:style-name="T15">"Productos.txt"</text:span>);</text:p>
      <text:p text:style-name="P13"><text:span text:style-name="T21">File</text:span><text:span text:style-name="T7">.</text:span><text:span text:style-name="T22">Delete</text:span>(<text:span text:style-name="T15">"Transacciones.txt"</text:span>);</text:p>
      <text:p text:style-name="P14"><text:line-break/><text:line-break/></text:p>
      <text:p text:style-name="P6"><text:soft-page-break/></text:p>
      <text:p text:style-name="P8"/>
      <text:p text:style-name="P7">La salida por consola deberia verse asi:</text:p>
      <text:p text:style-name="P22"><text:line-break/>------------------------------------------------------------------------------</text:p>
      <text:p text:style-name="P1">La categoria Perfumeria ha sido dada de alta con exito</text:p>
      <text:p text:style-name="P1">La categoria Limpieza ha sido dada de alta con exito</text:p>
      <text:p text:style-name="P1">El producto Shampoo ha sido dado de alta con exito con stock: 0</text:p>
      <text:p text:style-name="P1">El producto Detergente ha sido dado de alta con exito con stock: 0</text:p>
      <text:p text:style-name="P1">El producto Jabon ha sido dado de alta con exito con stock: 0</text:p>
      <text:p text:style-name="P1">La transaccion de Entrada ID: 1 ha sido dada de alta con exito</text:p>
      <text:p text:style-name="P1">La transaccion de Entrada ID: 2 ha sido dada de alta con exito</text:p>
      <text:p text:style-name="P1">La transaccion de Entrada ID: 3 ha sido dada de alta con exito</text:p>
      <text:p text:style-name="P1"/>
      <text:p text:style-name="P1">Listado de todas las transacciones</text:p>
      <text:p text:style-name="P1">ID: 1, ProductoID: 1, Cantidad: 20, Tipo: Entrada, Fecha de transaccion: 08/10/2024 21:35:57</text:p>
      <text:p text:style-name="P1">ID: 2, ProductoID: 2, Cantidad: 1, Tipo: Entrada, Fecha de transaccion: 08/10/2024 21:35:57</text:p>
      <text:p text:style-name="P1">ID: 3, ProductoID: 3, Cantidad: 3, Tipo: Entrada, Fecha de transaccion: 08/10/2024 21:35:57</text:p>
      <text:p text:style-name="P1"/>
      <text:p text:style-name="P1">Consulta: ID: 1, Nombre de producto: Shampoo, Descripcion: Shampoo para cabello Precio unitario: 100, Stock disponible: 20</text:p>
      <text:p text:style-name="P1">La transaccion de Salida ID: 4 ha sido dada de alta con exito</text:p>
      <text:p text:style-name="P1">Consulta: ID: 1, Nombre de producto: Shampoo, Descripcion: Shampoo para cabello Precio unitario: 100, Stock disponible: 10</text:p>
      <text:p text:style-name="P1"/>
      <text:p text:style-name="P1">Listado de todas las transacciones</text:p>
      <text:p text:style-name="P1">ID: 1, ProductoID: 1, Cantidad: 20, Tipo: Entrada, Fecha de transaccion: 08/10/2024 21:35:57</text:p>
      <text:p text:style-name="P1">ID: 2, ProductoID: 2, Cantidad: 1, Tipo: Entrada, Fecha de transaccion: 08/10/2024 21:35:57</text:p>
      <text:p text:style-name="P1">ID: 3, ProductoID: 3, Cantidad: 3, Tipo: Entrada, Fecha de transaccion: 08/10/2024 21:35:57</text:p>
      <text:p text:style-name="P1">ID: 4, ProductoID: 1, Cantidad: 10, Tipo: Salida, Fecha de transaccion: 08/10/2024 21:35:57</text:p>
      <text:p text:style-name="P1"/>
      <text:p text:style-name="P1">Listado de todas las transacciones entre 07/10/2024 21:35:57 y 08/10/2024 21:35:57</text:p>
      <text:p text:style-name="P1"/>
      <text:p text:style-name="P1">ID: 1, ProductoID: 1, Cantidad: 20, Tipo: Entrada, Fecha de transaccion: 08/10/2024 21:35:57</text:p>
      <text:p text:style-name="P1">ID: 2, ProductoID: 2, Cantidad: 1, Tipo: Entrada, Fecha de transaccion: 08/10/2024 21:35:57</text:p>
      <text:p text:style-name="P1">ID: 3, ProductoID: 3, Cantidad: 3, Tipo: Entrada, Fecha de transaccion: 08/10/2024 21:35:57</text:p>
      <text:p text:style-name="P1">ID: 4, ProductoID: 1, Cantidad: 10, Tipo: Salida, Fecha de transaccion: 08/10/2024 21:35:57</text:p>
      <text:p text:style-name="P1"/>
      <text:p text:style-name="P1">La transaccion con ID: 1 ha sido dada de baja con exito</text:p>
      <text:p text:style-name="P1">Exception thrown: 'SGI.Aplicacion.PermisosException' in SGI.Repositorios.dll</text:p>
      <text:p text:style-name="P1">Error de Permisos: El usuario con ID: 2 no tiene permisos para realizar esta acción</text:p>
      <text:p text:style-name="P1"/>
      <text:p text:style-name="P1">La categoria Limpieza ha sido modificada con exito</text:p>
      <text:p text:style-name="P1"/>
      <text:p text:style-name="P1">La categoria con ID: 1 ha sido dada de baja con exito</text:p>
      <text:p text:style-name="P1">Listado de todas las transacciones</text:p>
      <text:p text:style-name="P1">ID: 3, ProductoID: 3, Cantidad: 3, Tipo: Entrada, Fecha de transaccion: 08/10/2024 21:35:57</text:p>
      <text:p text:style-name="P1">----------------------------------------Fin----------------------------------------</text:p>
      <text:p text:style-name="P1">The program '[13788] SGI.Consola.dll' has exited with code 0 (0x0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ar vscode-repl-font-family" svg:font-family="'var vscode-repl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20:56:21.731000000</meta:creation-date>
    <dc:date>2024-10-08T21:43:17.618000000</dc:date>
    <meta:editing-duration>PT22M40S</meta:editing-duration>
    <meta:editing-cycles>8</meta:editing-cycles>
    <meta:generator>LibreOffice/24.2.5.2$Windows_X86_64 LibreOffice_project/bffef4ea93e59bebbeaf7f431bb02b1a39ee8a59</meta:generator>
    <meta:document-statistic meta:table-count="0" meta:image-count="0" meta:object-count="0" meta:page-count="5" meta:paragraph-count="117" meta:word-count="927" meta:character-count="9221" meta:non-whitespace-character-count="8401"/>
  </office:meta>
</office:document-meta>
</file>